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style="italic" style:font-style-asian="italic" style:font-style-complex="italic"/>
    </style:style>
    <style:style style:name="P4" style:family="paragraph" style:parent-style-name="Standard">
      <style:text-properties fo:color="#000000" style:font-name="Arial" fo:font-style="italic" style:font-style-asian="italic" style:font-style-complex="italic"/>
    </style:style>
    <style:style style:name="P5" style:family="paragraph" style:parent-style-name="Standard">
      <style:text-properties fo:color="#000000" style:font-name="Arial" fo:font-style="italic" style:font-style-asian="italic" style:font-style-complex="italic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tyle="italic" style:font-style-asian="italic" style:font-style-complex="italic"/>
    </style:style>
    <style:style style:name="P8" style:family="paragraph" style:parent-style-name="Standard">
      <style:text-properties style:font-name="Arial" fo:font-style="normal" style:font-style-asian="normal" style:font-style-complex="normal"/>
    </style:style>
    <style:style style:name="P9" style:family="paragraph" style:parent-style-name="Standard"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s in &lt;algorithm&gt;</text:p>
      <text:p text:style-name="P2">Non-modifying sequence operations:</text:p>
      <text:p text:style-name="P1"><text:span text:style-name="T1">all_of</text:span> <text:tab/><text:tab/><text:tab/>Test condition on all elements in range (function template )</text:p>
      <text:p text:style-name="P1"><text:span text:style-name="T1">any_of</text:span> <text:tab/><text:tab/>Test if any element in range fulfills condition (function template )</text:p>
      <text:p text:style-name="P1"><text:span text:style-name="T1">none_of </text:span><text:tab/><text:tab/>Test if no elements fulfill condition (function template )</text:p>
      <text:p text:style-name="P4">template &lt;class InputIterator, class UnaryPredicate&gt;</text:p>
      <text:p text:style-name="P4"><text:s text:c="2"/>bool any_of (InputIterator first, InputIterator last, UnaryPredicate pred);</text:p>
      <text:p text:style-name="P1"/>
      <text:p text:style-name="P1"><text:span text:style-name="T1">for_each</text:span><text:tab/><text:tab/>Apply function to range (function template )</text:p>
      <text:p text:style-name="P3">template&lt; class InputIterator, class UnaryFunction &gt;</text:p>
      <text:p text:style-name="P3"><text:s/>UnaryFunction for_each( InputIterator first, InputIterator last, UnaryFunction f );<text:tab/><text:tab/></text:p>
      <text:p text:style-name="P1"/>
      <text:p text:style-name="P1"><text:span text:style-name="T1">find</text:span><text:tab/><text:tab/><text:tab/>Find value in range (function template )</text:p>
      <text:p text:style-name="P3">template&lt; class InputIt, class T &gt;</text:p>
      <text:p text:style-name="P3"><text:s/>InputIt find( InputIt first, InputIt last, const T&amp; value );</text:p>
      <text:p text:style-name="P1"/>
      <text:p text:style-name="P1"><text:span text:style-name="T1">find_if</text:span><text:tab/><text:tab/><text:tab/>Find element in range (function template )</text:p>
      <text:p text:style-name="P3">template&lt; class InputIt, class UnaryPredicate &gt;</text:p>
      <text:p text:style-name="P3">InputIt find_if( InputIt first, InputIt last, UnaryPredicate p );</text:p>
      <text:p text:style-name="P3"/>
      <text:p text:style-name="P1"><text:span text:style-name="T1">find_if_not </text:span><text:tab/><text:tab/>Find element in range (negative condition) (function template )</text:p>
      <text:p text:style-name="P3">template&lt; class InputIt, class UnaryPredicate &gt;</text:p>
      <text:p text:style-name="P3">InputIt find_if_not( InputIt first, InputIt last, UnaryPredicate q );</text:p>
      <text:p text:style-name="P1"/>
      <text:p text:style-name="P1"><text:span text:style-name="T1">find_end</text:span><text:tab/><text:tab/>Find last subsequence in range (function template )</text:p>
      <text:p text:style-name="P3">template&lt; class ForwardIt1, class ForwardIt2 &gt;</text:p>
      <text:p text:style-name="P3">ForwardIt1 find_end( ForwardIt1 first, ForwardIt1 last, ForwardIt2 s_first, ForwardIt2 s_last);</text:p>
      <text:p text:style-name="P3"/>
      <text:p text:style-name="P3">template&lt; class ForwardIt1, class ForwardIt2, class BinaryPredicate &gt;</text:p>
      <text:p text:style-name="P3">ForwardIt1 find_end( ForwardIt1 first, ForwardIt1 last, ForwardIt2 s_first, ForwardIt2 s_last, BinaryPredicate p );</text:p>
      <text:p text:style-name="P1"/>
      <text:p text:style-name="P1"><text:span text:style-name="T1">find_first_of<text:tab/></text:span><text:tab/>Find element from set in range (function template )</text:p>
      <text:p text:style-name="P1"/>
      <text:p text:style-name="P3">template&lt; class ForwardIt1, class ForwardIt2 &gt;</text:p>
      <text:p text:style-name="P3">ForwardIt1 find_first_of( ForwardIt1 first, ForwardIt1 last, ForwardIt2 s_first, ForwardIt2 s_last );</text:p>
      <text:p text:style-name="P3">template&lt; class InputIt, class ForwardIt &gt;</text:p>
      <text:p text:style-name="P3"><text:s/>InputIt find_first_of( InputIt first, InputIt last, ForwardIt s_first, ForwardIt s_last );</text:p>
      <text:p text:style-name="P3"/>
      <text:p text:style-name="P8">template&lt; class ForwardIt1, class ForwardIt2, class BinaryPredicate &gt;</text:p>
      <text:p text:style-name="P3">ForwardIt1 find_first_of( ForwardIt1 first, ForwardIt1 last, ForwardIt2 s_first, ForwardIt2 s_last, BinaryPredicate p );</text:p>
      <text:p text:style-name="P3"/>
      <text:p text:style-name="P3">template&lt; class InputIt, class ForwardIt, class BinaryPredicate &gt;</text:p>
      <text:p text:style-name="P3"><text:s/>InputIt find_first_of( InputIt first, InputIt last, ForwardIt s_first, ForwardIt s_last, BinaryPredicate p);</text:p>
      <text:p text:style-name="P1"><text:soft-page-break/></text:p>
      <text:p text:style-name="P1"><text:span text:style-name="T1">adjacent_find</text:span><text:tab/>Find equal adjacent elements in range (function template )</text:p>
      <text:p text:style-name="P3">template&lt; class ForwardIt &gt;</text:p>
      <text:p text:style-name="P3"><text:s/>ForwardIt adjacent_find( ForwardIt first, ForwardIt last );</text:p>
      <text:p text:style-name="P3"/>
      <text:p text:style-name="P3">template&lt; class ForwardIt, BinaryPredicate p &gt;</text:p>
      <text:p text:style-name="P3"><text:s/>ForwardIt adjacent_find( ForwardIt first, ForwardIt last, BinaryPredicate p );</text:p>
      <text:p text:style-name="P1"/>
      <text:p text:style-name="P1"><text:span text:style-name="T1">count<text:tab/></text:span><text:tab/><text:tab/>Count appearances of value in range (function template)</text:p>
      <text:p text:style-name="P1"><text:span text:style-name="T1">count_if</text:span><text:tab/><text:tab/>Return number of elements in range satisfying condition (function template ).</text:p>
      <text:p text:style-name="P1"/>
      <text:p text:style-name="P3">template&lt; class InputIt, class T &gt;</text:p>
      <text:p text:style-name="P3">typename iterator_traits&lt;InputIt&gt;::difference_type count( InputIt first, InputIt last, const T &amp;value );</text:p>
      <text:p text:style-name="P3"/>
      <text:p text:style-name="P3">template&lt; class InputIt, class UnaryPredicate &gt;</text:p>
      <text:p text:style-name="P3">typename iterator_traits&lt;InputIt&gt;::difference_type count_if( InputIt first, InputIt last, UnaryPredicate p );</text:p>
      <text:p text:style-name="P1"/>
      <text:p text:style-name="P1"><text:span text:style-name="T1">mismatch<text:tab/></text:span><text:tab/>Return first position where two ranges differ (function template )</text:p>
      <text:p text:style-name="P3">template&lt; class InputIt1, class InputIt2 &gt;</text:p>
      <text:p text:style-name="P3">std::pair&lt;InputIt1,InputIt2&gt; mismatch( InputIt1 first1, InputIt1 last1, InputIt2 first2 );</text:p>
      <text:p text:style-name="P1"/>
      <text:p text:style-name="P1"><text:span text:style-name="T1">equal<text:tab/></text:span><text:tab/><text:tab/>Test whether the elements in two ranges are equal (function template )</text:p>
      <text:p text:style-name="P3">template&lt; class InputIt1, class InputIt2 &gt;</text:p>
      <text:p text:style-name="P3">bool equal( InputIt1 first1, InputIt1 last1, InputIt2 first2 );</text:p>
      <text:p text:style-name="P1"/>
      <text:p text:style-name="P1"><text:span text:style-name="T1">is_permutation </text:span><text:tab/>Test whether range is permutation of another (function template )</text:p>
      <text:p text:style-name="P3">template&lt; class ForwardIt1, class ForwardIt2 &gt;</text:p>
      <text:p text:style-name="P3">bool is_permutation( ForwardIt1 first, ForwardIt1 last, ForwardIt2 d_first );</text:p>
      <text:p text:style-name="P1"/>
      <text:p text:style-name="P1"><text:span text:style-name="T1">search</text:span><text:tab/><text:tab/>Search range for subsequence (function template )</text:p>
      <text:p text:style-name="P3">template&lt; class ForwardIt1, class ForwardIt2 &gt;</text:p>
      <text:p text:style-name="P3">ForwardIt1 search( ForwardIt1 first, ForwardIt1 last, ForwardIt2 s_first, ForwardIt2 s_last );</text:p>
      <text:p text:style-name="P1"/>
      <text:p text:style-name="P1"><text:span text:style-name="T1">search_n<text:tab/></text:span><text:tab/>Search range for elements (function template )</text:p>
      <text:p text:style-name="P3">template&lt; class ForwardIt, class Size, class T &gt;</text:p>
      <text:p text:style-name="P3"><text:s/>ForwardIt1 search_n( ForwardIt first, ForwardIt last, Size count, const T&amp; value );</text:p>
      <text:p text:style-name="P1"/>
      <text:p text:style-name="P2">Modifying sequence operations:</text:p>
      <text:p text:style-name="P1"><text:span text:style-name="T1">copy</text:span><text:tab/><text:tab/><text:tab/>Copy range of elements (function template )</text:p>
      <text:p text:style-name="P3">template&lt; class InputIt, class OutputIt &gt;</text:p>
      <text:p text:style-name="P3"><text:s/>OutputIt copy( InputIt first, InputIt last, OutputIt d_first );</text:p>
      <text:p text:style-name="P3"/>
      <text:p text:style-name="P1"><text:span text:style-name="T1">copy_n </text:span><text:tab/><text:tab/>Copy elements (function template )</text:p>
      <text:p text:style-name="P3">template&lt; class InputIt, class Size, class OutputIt &gt;</text:p>
      <text:p text:style-name="P3"><text:soft-page-break/><text:s/>OutputIt copy_n( InputIt first, Size count, OutputIt result );</text:p>
      <text:p text:style-name="P3"/>
      <text:p text:style-name="P1"><text:span text:style-name="T1">copy_if </text:span><text:tab/><text:tab/>Copy certain elements of range (function template )</text:p>
      <text:p text:style-name="P3">template&lt; class InputIt, class OutputIt, class UnaryPredicate &gt;</text:p>
      <text:p text:style-name="P3">OutputIt copy_if( InputIt first, InputIt last, OutputIt d_first, UnaryPredicate pred );</text:p>
      <text:p text:style-name="P2"/>
      <text:p text:style-name="P1"><text:span text:style-name="T1">copy_backward</text:span><text:tab/>Copy range of elements backward (function template )</text:p>
      <text:p text:style-name="P3">template&lt; class BidirIt1, class BidirIt2 &gt;</text:p>
      <text:p text:style-name="P3"><text:s/>BidirIt2 copy_backward( BidirIt1 first, BidirIt1 last, BidirIt2 d_last );</text:p>
      <text:p text:style-name="P1"/>
      <text:p text:style-name="P1"><text:span text:style-name="T1">move <text:tab/></text:span><text:tab/><text:tab/>Move range of elements (function template )</text:p>
      <text:p text:style-name="P3">template&lt; class InputIt, class OutputIt &gt;</text:p>
      <text:p text:style-name="P3"><text:s/>OutputIt move( InputIt first, InputIt last, OutputIt d_first );</text:p>
      <text:p text:style-name="P1"/>
      <text:p text:style-name="P1"><text:span text:style-name="T1">move_backward <text:tab/></text:span>Move range of elements backward (function template )</text:p>
      <text:p text:style-name="P3">template&lt; class BidirIt1, class BidirIt2 &gt;</text:p>
      <text:p text:style-name="P3"><text:s/>BidirIt2 move_backward( BidirIt1 first, BidirIt1 last, BidirIt2 d_last );</text:p>
      <text:p text:style-name="P1"/>
      <text:p text:style-name="P1"><text:span text:style-name="T1">swap<text:tab/></text:span><text:tab/><text:tab/>Exchange values of two objects (function template )</text:p>
      <text:p text:style-name="P3">template&lt; class T &gt;</text:p>
      <text:p text:style-name="P3"><text:s/>void swap( T&amp; a, T&amp; b );</text:p>
      <text:p text:style-name="P1"/>
      <text:p text:style-name="P1"><text:span text:style-name="T1">swap_ranges</text:span><text:tab/>Exchange values of two ranges (function template )</text:p>
      <text:p text:style-name="P3">template&lt; class ForwardIt1, class ForwardIt2 &gt;</text:p>
      <text:p text:style-name="P3"><text:s/>ForwardIt2 swap_ranges( ForwardIt1 first1, ForwardIt1 last1, ForwardIt2 first2 )</text:p>
      <text:p text:style-name="P1"/>
      <text:p text:style-name="P1"><text:span text:style-name="T1">iter_swap</text:span><text:tab/><text:tab/>Exchange values of objects pointed by two iterators (function template )</text:p>
      <text:p text:style-name="P3">template&lt; class ForwardIt1, class ForwardIt2 &gt;</text:p>
      <text:p text:style-name="P3">void iter_swap( ForwardIt1 a, ForwardIt2 b )</text:p>
      <text:p text:style-name="P1"/>
      <text:p text:style-name="P1"><text:span text:style-name="T1">transform</text:span><text:tab/><text:tab/>Transform range (function template )</text:p>
      <text:p text:style-name="P3">template&lt; class InputIt, class OutputIt, class UnaryOperation &gt;</text:p>
      <text:p text:style-name="P3">OutputIt transform( InputIt first1, InputIt last1, OutputIt d_first, UnaryOperation unary_op );</text:p>
      <text:p text:style-name="P1"/>
      <text:p text:style-name="P1"><text:span text:style-name="T1">replace</text:span><text:tab/><text:tab/>Replace value in range (function template )</text:p>
      <text:p text:style-name="P1"><text:span text:style-name="T1">replace_if</text:span><text:tab/><text:tab/>Replace values in range (function template )</text:p>
      <text:p text:style-name="P3">template&lt; class ForwardIt, class T &gt;</text:p>
      <text:p text:style-name="P3">void replace/replace_if ( ForwardIt first, ForwardIt last, const T&amp; old_value, const T&amp; new_value );</text:p>
      <text:p text:style-name="P1"/>
      <text:p text:style-name="P1"><text:span text:style-name="T1">replace_copy</text:span><text:tab/>Copy range replacing value (function template )</text:p>
      <text:p text:style-name="P1"><text:span text:style-name="T1">replace_copy_if</text:span><text:tab/>Copy range replacing value (function template )</text:p>
      <text:p text:style-name="P3">template&lt; class InputIt, class OutputIt, class T &gt;</text:p>
      <text:p text:style-name="P3">OutputIt replace_copy( InputIt first, InputIt last, OutputIt d_first, const T&amp; old_value, const T&amp; new_value );</text:p>
      <text:p text:style-name="P3"/>
      <text:p text:style-name="P1"/>
      <text:p text:style-name="P1"><text:soft-page-break/><text:span text:style-name="T1">fill</text:span><text:tab/><text:tab/><text:tab/>Fill range with value (function template )</text:p>
      <text:p text:style-name="P3">template&lt; class ForwardIt, class T &gt;</text:p>
      <text:p text:style-name="P3">void fill( ForwardIt first, ForwardIt last, const T&amp; value );</text:p>
      <text:p text:style-name="P1"/>
      <text:p text:style-name="P1"><text:span text:style-name="T1">fill_n</text:span><text:tab/><text:tab/><text:tab/>Fill sequence with value (function template )</text:p>
      <text:p text:style-name="P3">template&lt; class OutputIt, class Size, class T &gt;</text:p>
      <text:p text:style-name="P3">void fill_n( OutputIt first, Size count, const T&amp; value );</text:p>
      <text:p text:style-name="P1"/>
      <text:p text:style-name="P1"><text:span text:style-name="T1">generate</text:span><text:tab/><text:tab/>Generate values for range with function (function template )</text:p>
      <text:p text:style-name="P3">template&lt; class ForwardIt, class Generator &gt;</text:p>
      <text:p text:style-name="P3">void generate( ForwardIt first, ForwardIt last, Generator g );</text:p>
      <text:p text:style-name="P1"/>
      <text:p text:style-name="P1"><text:span text:style-name="T1">generate_n</text:span><text:tab/><text:tab/>Generate values for sequence with function (function template )</text:p>
      <text:p text:style-name="P3">template&lt; class OutputIt, class Size, class Generator &gt;</text:p>
      <text:p text:style-name="P3">void generate_n( OutputIt first, Size count, Generator g );</text:p>
      <text:p text:style-name="P1"/>
      <text:p text:style-name="P1"><text:span text:style-name="T1">remove</text:span><text:tab/><text:tab/>Remove value from range (function template )</text:p>
      <text:p text:style-name="P1"><text:span text:style-name="T1">remove_if</text:span><text:tab/><text:tab/>Remove elements from range (function template )</text:p>
      <text:p text:style-name="P3">template&lt; class ForwardIt, class T &gt;</text:p>
      <text:p text:style-name="P3"><text:s/>ForwardIt remove( ForwardIt first, ForwardIt last, const T&amp; value );</text:p>
      <text:p text:style-name="P1"/>
      <text:p text:style-name="P1"><text:span text:style-name="T1">remove_copy</text:span><text:tab/>Copy range removing value (function template )</text:p>
      <text:p text:style-name="P1"><text:span text:style-name="T1">remove_copy_if</text:span><text:tab/>Copy range removing values (function template )</text:p>
      <text:p text:style-name="P3">template&lt; class InputIt, class OutputIt, class T &gt;</text:p>
      <text:p text:style-name="P3">OutputIt remove_copy( InputIt first, InputIt last, OutputIt d_first, const T&amp; value );</text:p>
      <text:p text:style-name="P1"/>
      <text:p text:style-name="P1"><text:span text:style-name="T1">unique</text:span><text:tab/><text:tab/>Remove consecutive duplicates in range (function template )</text:p>
      <text:p text:style-name="P3">template&lt; class ForwardIt &gt;</text:p>
      <text:p text:style-name="P3"><text:s/>ForwardIt unique( ForwardIt first, ForwardIt last );</text:p>
      <text:p text:style-name="P1"/>
      <text:p text:style-name="P1"><text:span text:style-name="T1">unique_copy<text:tab/></text:span>Copy range removing duplicates (function template )</text:p>
      <text:p text:style-name="P3">template&lt; class InputIt, class OutputIt &gt;</text:p>
      <text:p text:style-name="P3">ForwardIt unique_copy( InputIt first, InputIt last, OutputIt d_first );</text:p>
      <text:p text:style-name="P1"/>
      <text:p text:style-name="P1"><text:span text:style-name="T1">reverse</text:span><text:tab/><text:tab/>Reverse range (function template )</text:p>
      <text:p text:style-name="P3">template&lt; class BidirIt &gt;</text:p>
      <text:p text:style-name="P3">void reverse( BidirIt first, BidirIt last );</text:p>
      <text:p text:style-name="P1"/>
      <text:p text:style-name="P1"><text:span text:style-name="T1">reverse_copy</text:span><text:tab/>Copy range reversed (function template )</text:p>
      <text:p text:style-name="P3">template&lt; class BidirIt, class OutputIt &gt;</text:p>
      <text:p text:style-name="P3"><text:s/>OutputIt reverse_copy( BidirIt first, BidirIt last, OutputIt d_first );</text:p>
      <text:p text:style-name="P1"/>
      <text:p text:style-name="P1"><text:span text:style-name="T1">rotate<text:tab/></text:span><text:tab/><text:tab/>Rotate left the elements in range (function template )</text:p>
      <text:p text:style-name="P3">template&lt; class ForwardIt &gt;</text:p>
      <text:p text:style-name="P3">void rotate( ForwardIt first, ForwardIt n_first, ForwardIt last );</text:p>
      <text:p text:style-name="P1"/>
      <text:p text:style-name="P1"/>
      <text:p text:style-name="P1"><text:soft-page-break/><text:span text:style-name="T1">rotate_copy<text:tab/></text:span><text:tab/>Copy range rotated left (function template )</text:p>
      <text:p text:style-name="P3">template&lt; class ForwardIt, class OutputIt &gt;</text:p>
      <text:p text:style-name="P3">OutputIt rotate_copy( ForwardIt first, ForwardIt n_first, ForwardIt last, OutputIt d_first );</text:p>
      <text:p text:style-name="P1"/>
      <text:p text:style-name="P1"><text:span text:style-name="T1">random_shuffle</text:span><text:tab/>Randomly rearrange elements in range (function template )</text:p>
      <text:p text:style-name="P3">template&lt; class RandomIt &gt;</text:p>
      <text:p text:style-name="P3">void random_shuffle( RandomIt first, RandomIt last, RandomFunc&amp; r );</text:p>
      <text:p text:style-name="P1"/>
      <text:p text:style-name="P1"><text:span text:style-name="T1">shuffle </text:span><text:tab/><text:tab/>Randomly rearrange elements in range using generator</text:p>
      <text:p text:style-name="P3">template&lt; class RandomIt, class URNG &gt;</text:p>
      <text:p text:style-name="P3">void shuffle( RandomIt first, RandomIt last, URNG&amp;&amp; g );</text:p>
      <text:p text:style-name="P1"/>
      <text:p text:style-name="P2">Partitions:</text:p>
      <text:p text:style-name="P1"><text:span text:style-name="T1">is_partitioned </text:span><text:tab/>Test whether range is partitioned (function template )</text:p>
      <text:p text:style-name="P3">template&lt; class InputIt, class UnaryPredicate &gt;</text:p>
      <text:p text:style-name="P3">bool is_partitioned( InputIt first, InputIt last, UnaryPredicate p );</text:p>
      <text:p text:style-name="P1"/>
      <text:p text:style-name="P1"><text:span text:style-name="T1">partition</text:span><text:tab/><text:tab/>Partition range in two (function template )</text:p>
      <text:p text:style-name="P3">template&lt; class BidirIt, class UnaryPredicate &gt;</text:p>
      <text:p text:style-name="P3">BidirectionalIterator partition( BidirIt first, BidirIt last, UnaryPredicate p );</text:p>
      <text:p text:style-name="P1"/>
      <text:p text:style-name="P1"><text:span text:style-name="T1">stable_partition</text:span><text:tab/>Partition range in two - stable ordering (function template )</text:p>
      <text:p text:style-name="P3">template&lt; class BidirIt, class UnaryPredicate &gt;</text:p>
      <text:p text:style-name="P3"><text:s/>BidirIt stable_partition( BidirIt first, BidirIt last, UnaryPredicate p );</text:p>
      <text:p text:style-name="P1"/>
      <text:p text:style-name="P1"><text:span text:style-name="T1">partition_copy</text:span> <text:tab/>Partition range into two (function template )</text:p>
      <text:p text:style-name="P3">template&lt; class InputIt, class OutputIt1, class OutputIt2, class UnaryPredicate &gt;</text:p>
      <text:p text:style-name="P3">std::pair&lt;OutputIt1, OutputIt2&gt; </text:p>
      <text:p text:style-name="P3">partition_copy(InputIt first, InputIt last, OutputIt1 d_first_true, OutputIt2 d_first_false, UnaryPredicate p);</text:p>
      <text:p text:style-name="P1"/>
      <text:p text:style-name="P1"><text:span text:style-name="T1">partition_point</text:span> <text:tab/>Get partition point (function template )</text:p>
      <text:p text:style-name="P3">template&lt; class ForwardIt, class UnaryPredicate &gt;</text:p>
      <text:p text:style-name="P3"><text:s/>ForwardIt partition_point( ForwardIt first, ForwardIt last, UnaryPredicate p);</text:p>
      <text:p text:style-name="P1"/>
      <text:p text:style-name="P1"><text:span text:style-name="T1">Sorting</text:span>:</text:p>
      <text:p text:style-name="P1"><text:span text:style-name="T1">sort<text:tab/></text:span><text:tab/><text:tab/>Sort elements in range (function template )</text:p>
      <text:p text:style-name="P3">template&lt; class RandomIt &gt;<text:tab/><text:tab/> <text:s text:c="5"/>template&lt; class RandomIt, class Compare &gt;</text:p>
      <text:p text:style-name="P3">void sort( RandomIt first, RandomIt last ); <text:s text:c="3"/>( RandomIt first, RandomIt last, Compare comp );</text:p>
      <text:p text:style-name="P1"/>
      <text:p text:style-name="P1"><text:span text:style-name="T1">stable_sort<text:tab/></text:span><text:tab/>Sort elements preserving order of equivalents (function template )</text:p>
      <text:p text:style-name="P3">template&lt; class RandomIt &gt;</text:p>
      <text:p text:style-name="P3">void stable_sort( RandomIt first, RandomIt last );</text:p>
      <text:p text:style-name="P1"/>
      <text:p text:style-name="P1"><text:span text:style-name="T1">partial_sort<text:tab/></text:span><text:tab/>Partially sort elements in range (function template )</text:p>
      <text:p text:style-name="P3">template&lt; class RandomIt &gt;</text:p>
      <text:p text:style-name="P3">void partial_sort( RandomIt first, RandomIt middle, RandomIt last );</text:p>
      <text:p text:style-name="P1"><text:soft-page-break/></text:p>
      <text:p text:style-name="P1"><text:span text:style-name="T1">partial_sort_copy</text:span><text:tab/>Copy and partially sort range (function template )</text:p>
      <text:p text:style-name="P3">template&lt; class InputIt, class RandomIt &gt;</text:p>
      <text:p text:style-name="P3">RandomIt partial_sort_copy( InputIt first, InputIt last, RandomIt d_first, RandomIt d_last );</text:p>
      <text:p text:style-name="P1"/>
      <text:p text:style-name="P1"><text:span text:style-name="T1">is_sorted </text:span><text:tab/><text:tab/>Check whether range is sorted (function template )</text:p>
      <text:p text:style-name="P3">template&lt; class ForwardIt &gt;</text:p>
      <text:p text:style-name="P3">bool is_sorted( ForwardIt first, ForwardIt last );</text:p>
      <text:p text:style-name="P1"/>
      <text:p text:style-name="P1"><text:span text:style-name="T1">is_sorted_until </text:span><text:tab/>Find first unsorted element in range (function template )</text:p>
      <text:p text:style-name="P3">template&lt; class ForwardIt &gt;</text:p>
      <text:p text:style-name="P3"><text:s/>ForwardIt is_sorted_until( ForwardIt first, ForwardIt last );</text:p>
      <text:p text:style-name="P1"/>
      <text:p text:style-name="P1"><text:span text:style-name="T1">nth_element<text:tab/></text:span><text:tab/>Sort element in range (function template )</text:p>
      <text:p text:style-name="P3">template&lt; class RandomIt &gt;</text:p>
      <text:p text:style-name="P3">void nth_element( RandomIt first, RandomIt nth, RandomIt last );</text:p>
      <text:p text:style-name="P1"/>
      <text:p text:style-name="P2">Binary search (operating on partitioned/sorted ranges):</text:p>
      <text:p text:style-name="P1"><text:span text:style-name="T1">lower_bound<text:tab/></text:span>Return iterator to lower bound (function template )</text:p>
      <text:p text:style-name="P3">template&lt; class ForwardIt, class T &gt;</text:p>
      <text:p text:style-name="P3"><text:s/>ForwardIt lower_bound( ForwardIt first, ForwardIt last, const T&amp; value );</text:p>
      <text:p text:style-name="P1"/>
      <text:p text:style-name="P1"><text:span text:style-name="T1">upper_bound<text:tab/></text:span>Return iterator to upper bound (function template )</text:p>
      <text:p text:style-name="P3">template&lt; class ForwardIt, class T &gt;</text:p>
      <text:p text:style-name="P3"><text:s/>ForwardIt upper_bound( ForwardIt first, ForwardIt last, const T&amp; value );</text:p>
      <text:p text:style-name="P1"/>
      <text:p text:style-name="P1"><text:span text:style-name="T1">equal_range</text:span><text:tab/><text:tab/>Get subrange of equal elements (function template )</text:p>
      <text:p text:style-name="P3">template&lt; class ForwardIt, class T &gt;</text:p>
      <text:p text:style-name="P3">std::pair&lt;ForwardIt,ForwardIt&gt; </text:p>
      <text:p text:style-name="P3"><text:s text:c="5"/>equal_range( ForwardIt first, ForwardIt last, const T&amp; value );</text:p>
      <text:p text:style-name="P1"/>
      <text:p text:style-name="P1"><text:span text:style-name="T1">binary_search</text:span><text:tab/>Test if value exists in sorted sequence (function template )</text:p>
      <text:p text:style-name="P3">template&lt; class ForwardIt, class T &gt;</text:p>
      <text:p text:style-name="P3"><text:s/>bool binary_search( ForwardIt first, ForwardIt last, const T&amp; value );</text:p>
      <text:p text:style-name="P1"/>
      <text:p text:style-name="P1"/>
      <text:p text:style-name="P2">Merge (operating on sorted ranges):</text:p>
      <text:p text:style-name="P1"><text:span text:style-name="T1">merge<text:tab/></text:span><text:tab/>Merge sorted ranges (function template )</text:p>
      <text:p text:style-name="P3">template&lt; class InputIt1, class InputIt2, class OutputIt &gt;</text:p>
      <text:p text:style-name="P3">OutputIt merge( InputIt1 first1, InputIt1 last1, InputIt2 first2, InputIt2 last2 <text:s/>OutputIt d_first );</text:p>
      <text:p text:style-name="P1"/>
      <text:p text:style-name="P1"><text:span text:style-name="T1">inplace_merge</text:span><text:tab/>Merge consecutive sorted ranges (function template )</text:p>
      <text:p text:style-name="P3">template&lt; class BidirIt &gt;</text:p>
      <text:p text:style-name="P3">void inplace_merge( BidirIt first, BidirIt middle, BidirIt last );</text:p>
      <text:p text:style-name="P3"/>
      <text:p text:style-name="P3"/>
      <text:p text:style-name="P1"/>
      <text:p text:style-name="P1"><text:soft-page-break/><text:span text:style-name="T1">includes</text:span><text:tab/><text:tab/>Test whether sorted range includes another sorted range (function template )</text:p>
      <text:p text:style-name="P3">template&lt; class InputIt1, class InputIt2 &gt;</text:p>
      <text:p text:style-name="P3">bool includes( InputIt1 first1, InputIt1 last1, InputIt2 first2, InputIt2 last2 );</text:p>
      <text:p text:style-name="P1"/>
      <text:p text:style-name="P1"><text:span text:style-name="T1">set_union</text:span><text:tab/><text:tab/>Union of two sorted ranges (function template )</text:p>
      <text:p text:style-name="P3">template&lt; class InputIt1, class InputIt2, class OutputIt &gt;</text:p>
      <text:p text:style-name="P3">OutputIt set_union( InputIt1 first1, InputIt1 last1, InputIt2 first2, InputIt2 last2,OutputIt d_first );</text:p>
      <text:p text:style-name="P1"/>
      <text:p text:style-name="P1"><text:span text:style-name="T1">set_intersection</text:span><text:tab/>Intersection of two sorted ranges (function template )</text:p>
      <text:p text:style-name="P3">template&lt; class InputIt1, class InputIt2, class OutputIt &gt;</text:p>
      <text:p text:style-name="P3">OutputIt set_intersection( InputIt1 first1, InputIt1 last1, InputIt2 first2, InputIt2 last2,</text:p>
      <text:p text:style-name="P3"><text:s text:c="3"/>OutputIt d_first );</text:p>
      <text:p text:style-name="P1"/>
      <text:p text:style-name="P1"><text:span text:style-name="T1">set_difference</text:span><text:tab/>Difference of two sorted ranges (function template )</text:p>
      <text:p text:style-name="P3">template&lt; class InputIt1, class InputIt2, class OutputIt &gt;</text:p>
      <text:p text:style-name="P3">OutputIt set_difference( InputIt1 first1, InputIt1 last1, InputIt2 first2, InputIt2 last2,</text:p>
      <text:p text:style-name="P3"><text:s text:c="2"/>OutputIt d_first );</text:p>
      <text:p text:style-name="P1"/>
      <text:p text:style-name="P1"><text:span text:style-name="T1">set_symmetric_difference</text:span><text:tab/>Symmetric difference of two sorted ranges (function template )</text:p>
      <text:p text:style-name="P1"/>
      <text:p text:style-name="P3">template&lt; class InputIt1, class InputIt2, class OutputIt &gt;</text:p>
      <text:p text:style-name="P3">OutputIt set_symmetric_difference( InputIt1 first1, InputIt1 last1, inputIt2 first2, InputIt2 last2,</text:p>
      <text:p text:style-name="P3"><text:s text:c="36"/>OutputIt d_first );</text:p>
      <text:p text:style-name="P1"/>
      <text:p text:style-name="P2">Heap:</text:p>
      <text:p text:style-name="P1"><text:span text:style-name="T1">push_heap</text:span><text:tab/><text:tab/>Push element into heap range (function template )</text:p>
      <text:p text:style-name="P3">template&lt; class RandomIt &gt;</text:p>
      <text:p text:style-name="P3">void push_heap( RandomIt first, RandomIt last );</text:p>
      <text:p text:style-name="P1"/>
      <text:p text:style-name="P1"><text:span text:style-name="T1">pop_heap</text:span><text:tab/><text:tab/>Pop element from heap range (function template )</text:p>
      <text:p text:style-name="P3">template&lt; class RandomIt &gt;</text:p>
      <text:p text:style-name="P3">void pop_heap( RandomIt first, RandomIt last );</text:p>
      <text:p text:style-name="P1"/>
      <text:p text:style-name="P1"><text:span text:style-name="T1">make_heap</text:span><text:tab/><text:tab/>Make heap from range (function template )</text:p>
      <text:p text:style-name="P3">template&lt; class RandomIt &gt;</text:p>
      <text:p text:style-name="P3">void make_heap( RandomIt first, RandomIt last );</text:p>
      <text:p text:style-name="P1"/>
      <text:p text:style-name="P1"><text:span text:style-name="T1">sort_heap</text:span><text:tab/><text:tab/>Sort elements of heap (function template )</text:p>
      <text:p text:style-name="P3">template&lt; class RandomIt &gt;</text:p>
      <text:p text:style-name="P3">void sort_heap( RandomIt first, RandomIt last );</text:p>
      <text:p text:style-name="P1"/>
      <text:p text:style-name="P1"><text:span text:style-name="T1">is_heap</text:span> <text:tab/><text:tab/>Test if range is heap (function template )</text:p>
      <text:p text:style-name="P3">template&lt; class RandomIt &gt;</text:p>
      <text:p text:style-name="P3">bool is_heap( RandomIt first, RandomIt last );</text:p>
      <text:p text:style-name="P1"/>
      <text:p text:style-name="P1"><text:soft-page-break/><text:span text:style-name="T1">is_heap_until </text:span><text:tab/>Find first element not in heap order (function template )</text:p>
      <text:p text:style-name="P3">template&lt; class RandomIt &gt;</text:p>
      <text:p text:style-name="P3"><text:s/>RandomIt is_heap_until( RandomIt first, RandomIt last );</text:p>
      <text:p text:style-name="P1"/>
      <text:p text:style-name="P2">Min/max:</text:p>
      <text:p text:style-name="P1"><text:span text:style-name="T1">min</text:span><text:tab/><text:tab/><text:tab/>Return the smallest (function template )</text:p>
      <text:p text:style-name="P3">template&lt; class T &gt; </text:p>
      <text:p text:style-name="P3">const T&amp; min( const T&amp; a, const T&amp; b );</text:p>
      <text:p text:style-name="P1"/>
      <text:p text:style-name="P1"><text:span text:style-name="T1">max</text:span><text:tab/><text:tab/><text:tab/>Return the largest (function template )</text:p>
      <text:p text:style-name="P3">template&lt; class T &gt; </text:p>
      <text:p text:style-name="P3">const T&amp; max( const T&amp; a, const T&amp; b );</text:p>
      <text:p text:style-name="P1"/>
      <text:p text:style-name="P1"><text:span text:style-name="T1">minmax </text:span><text:tab/><text:tab/>Return smallest and largest elements (function template )</text:p>
      <text:p text:style-name="P3">template&lt; class T &gt; </text:p>
      <text:p text:style-name="P3">std::pair&lt;const T&amp;,const T&amp;&gt; minmax( const T&amp; a, const T&amp; b );</text:p>
      <text:p text:style-name="P1"/>
      <text:p text:style-name="P1"><text:span text:style-name="T1">min_element<text:tab/></text:span>Return smallest element in range (function template )</text:p>
      <text:p text:style-name="P3">template&lt; class ForwardIt &gt; </text:p>
      <text:p text:style-name="P3"><text:s/>ForwardIt min_element( ForwardIt first, ForwardIt last );</text:p>
      <text:p text:style-name="P1"/>
      <text:p text:style-name="P1"><text:span text:style-name="T1">max_element</text:span><text:tab/>Return largest element in range (function template )</text:p>
      <text:p text:style-name="P3">template&lt; class ForwardIt &gt; </text:p>
      <text:p text:style-name="P3"><text:s/>ForwardIt max_element( ForwardIt first, ForwardIt last );</text:p>
      <text:p text:style-name="P1"/>
      <text:p text:style-name="P1"><text:span text:style-name="T1"><text:tab/></text:span> <text:tab/>Return smallest and largest elements in range (function template )</text:p>
      <text:p text:style-name="P3">template&lt; class ForwardIt &gt; </text:p>
      <text:p text:style-name="P3">std::pair&lt;ForwardIt,ForwardIt&gt; </text:p>
      <text:p text:style-name="P3"><text:s text:c="5"/>minmax_element( ForwardIt first, ForwardIt last );</text:p>
      <text:p text:style-name="P1"/>
      <text:p text:style-name="P2">Other:</text:p>
      <text:p text:style-name="P1"><text:span text:style-name="T1">lexicographical_compare</text:span><text:tab/>Lexicographical less-than comparison (function template )</text:p>
      <text:p text:style-name="P3">template&lt; class InputIt1, class InputIt2 &gt;</text:p>
      <text:p text:style-name="P3">bool lexicographical_compare( InputIt1 first1, InputIt1 last1,</text:p>
      <text:p text:style-name="P3"><text:s text:c="31"/>InputIt2 first2, InputIt2 last2 );</text:p>
      <text:p text:style-name="P1"/>
      <text:p text:style-name="P1"><text:span text:style-name="T1">next_permutation</text:span><text:tab/><text:tab/>Transform range to next permutation (function template )</text:p>
      <text:p text:style-name="P3">template&lt; class BidirIt &gt;</text:p>
      <text:p text:style-name="P3">bool next_permutation( BidirIt first, BidirIt last );</text:p>
      <text:p text:style-name="P1"/>
      <text:p text:style-name="P1"><text:span text:style-name="T1">prev_permutation</text:span><text:tab/><text:tab/>Transform range to previous permutation (function template )</text:p>
      <text:p text:style-name="P3">template&lt; class BidirIt &gt;</text:p>
      <text:p text:style-name="P3">bool prev_permutation( BidirIt first, BidirIt last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n </meta:initial-creator>
    <meta:creation-date>2013-02-27T11:26:02</meta:creation-date>
    <dc:date>2013-02-27T16:02:21</dc:date>
    <dc:creator>Shin </dc:creator>
    <meta:editing-duration>PT2H2M58S</meta:editing-duration>
    <meta:editing-cycles>169</meta:editing-cycles>
    <meta:generator>LibreOffice/3.5$Linux_x86 LibreOffice_project/350m1$Build-102</meta:generator>
    <meta:document-statistic meta:table-count="0" meta:image-count="0" meta:object-count="0" meta:page-count="8" meta:paragraph-count="270" meta:word-count="2077" meta:character-count="15425" meta:non-whitespace-character-count="13396"/>
  </office:meta>
</office:document-meta>
</file>